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9.182cm" svg:height="2.17cm" svg:x="3.662cm" svg:y="4.724cm"><text:p text:style-name="P1">Frontend Web Server </text:p><text:p text:style-name="P1">Technology: php + mysql</text:p><text:p text:style-name="P1">hkaidatacenter.000webhostapp.com</text:p></draw:rect><draw:rect text:anchor-type="paragraph" draw:z-index="1" draw:style-name="gr1" draw:text-style-name="P1" svg:width="9.552cm" svg:height="2.964cm" svg:x="3.609cm" svg:y="9.777cm"><text:p text:style-name="P1">Data Collection Server</text:p><text:p text:style-name="P2">1) Use python to collect data from difference website</text:p><text:p text:style-name="P2">2) Data store at local database</text:p><text:p text:style-name="P2">3) Synchronize to frontend server periodically</text:p><text:p text:style-name="P2"/><text:p text:style-name="P1"/></draw:rect><draw:line text:anchor-type="paragraph" draw:z-index="2" draw:style-name="gr2" draw:text-style-name="P1" svg:x1="8.398cm" svg:y1="6.893cm" svg:x2="8.398cm" svg:y2="9.77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5T13:35:25.44</meta:creation-date>
    <meta:document-statistic meta:table-count="0" meta:image-count="0" meta:object-count="0" meta:page-count="1" meta:paragraph-count="0" meta:word-count="0" meta:character-count="0"/>
    <dc:date>2020-11-15T13:48:17.78</dc:date>
    <meta:editing-duration>PT12M52S</meta:editing-duration>
    <meta:editing-cycles>1</meta:editing-cycles>
    <meta:generator>OpenOffice/4.1.7$Win32 OpenOffice.org_project/417m1$Build-9800</meta:generator>
  </office:meta>
</office:document-meta>
</file>